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1ed" officeooo:paragraph-rsid="001081ed"/>
    </style:style>
    <style:style style:name="P2" style:family="paragraph" style:parent-style-name="Standard">
      <style:text-properties officeooo:rsid="0012651e" officeooo:paragraph-rsid="001081ed"/>
    </style:style>
    <style:style style:name="P3" style:family="paragraph" style:parent-style-name="Standard">
      <style:text-properties officeooo:rsid="0015aecf" officeooo:paragraph-rsid="0015aecf"/>
    </style:style>
    <style:style style:name="P4" style:family="paragraph" style:parent-style-name="Standard">
      <style:text-properties officeooo:rsid="0020c0bd" officeooo:paragraph-rsid="0020c0bd"/>
    </style:style>
    <style:style style:name="P5" style:family="paragraph" style:parent-style-name="Standard">
      <style:text-properties fo:font-weight="bold" officeooo:rsid="0020c0bd" officeooo:paragraph-rsid="0020c0bd" style:font-weight-asian="bold" style:font-weight-complex="bold"/>
    </style:style>
    <style:style style:name="P6" style:family="paragraph" style:parent-style-name="Standard">
      <style:text-properties fo:font-weight="bold" officeooo:rsid="00213f05" officeooo:paragraph-rsid="00213f05" style:font-weight-asian="bold" style:font-weight-complex="bold"/>
    </style:style>
    <style:style style:name="P7" style:family="paragraph" style:parent-style-name="Standard">
      <style:text-properties fo:font-weight="bold" officeooo:rsid="00213f05" officeooo:paragraph-rsid="00213f05" fo:background-color="transparent" style:font-weight-asian="bold" style:font-weight-complex="bold"/>
    </style:style>
    <style:style style:name="P8" style:family="paragraph" style:parent-style-name="Standard">
      <style:text-properties fo:font-style="italic" fo:font-weight="bold" officeooo:rsid="0020c0bd" officeooo:paragraph-rsid="0020c0bd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rsid="00213f05" officeooo:paragraph-rsid="00213f05"/>
    </style:style>
    <style:style style:name="P10" style:family="paragraph" style:parent-style-name="Standard">
      <style:text-properties style:text-underline-style="solid" style:text-underline-width="auto" style:text-underline-color="font-color" officeooo:rsid="0015aecf" officeooo:paragraph-rsid="0015aecf"/>
    </style:style>
    <style:style style:name="P11" style:family="paragraph" style:parent-style-name="Standard">
      <style:text-properties fo:font-weight="normal" officeooo:rsid="00213f05" officeooo:paragraph-rsid="00213f05" fo:background-color="transparent" style:font-weight-asian="normal" style:font-weight-complex="normal"/>
    </style:style>
    <style:style style:name="P12" style:family="paragraph" style:parent-style-name="Standard">
      <style:text-properties officeooo:rsid="0020c0bd" officeooo:paragraph-rsid="0020c0bd"/>
    </style:style>
    <style:style style:name="P13" style:family="paragraph" style:parent-style-name="Standard">
      <style:text-properties officeooo:rsid="00215cda" officeooo:paragraph-rsid="00215cda"/>
    </style:style>
    <style:style style:name="T1" style:family="text">
      <style:text-properties officeooo:rsid="0020c0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Índice generado <text:s/><text:span text:style-name="T1">(Es un indice de prueba, puede cambiar)</text:span></text:p>
      <text:p text:style-name="P1"/>
      <text:p text:style-name="P4">curl -XPOST "https://0f015a81ee05196b255efee81a128f42.us-east-1.aws.found.io:9243/trazabilidad_cliente/renovaciones" -H 'Content-Type: application/json' -d'</text:p>
      <text:p text:style-name="P4">{</text:p>
      <text:p text:style-name="P4">"etapa_cliente":"Sin Gestion",</text:p>
      <text:p text:style-name="P4">"estatus_cliente":"prospecto",</text:p>
      <text:p text:style-name="P4">"subetapa_cliente":"Sin Gestion",</text:p>
      <text:p text:style-name="P4">"macroproceso_cliente":"Promocion",</text:p>
      <text:p text:style-name="P4">"pantalla_cliente":"Pre Gestion",</text:p>
      <text:p text:style-name="P4">"folio_BPM":1,</text:p>
      <text:p text:style-name="P4">"folio_movilidad":1,</text:p>
      <text:p text:style-name="P4">"numero_solicitud":1,</text:p>
      <text:p text:style-name="P4">"numeroContrato":123123,</text:p>
      <text:p text:style-name="P4">"id_cliente":2237,</text:p>
      <text:p text:style-name="P4">"id_prospeccion":789,</text:p>
      <text:p text:style-name="P4">"fecha_cambio_estatus":"2018-05-03T13:42:20.760",</text:p>
      <text:p text:style-name="P4">"seguimientoCartera":"SeguimientoCartera",</text:p>
      <text:p text:style-name="P4">"estatus_seguimientoCartera":"Activo",</text:p>
      <text:p text:style-name="P4">"SAP_estatus_cliente":"Activo",</text:p>
      <text:p text:style-name="P4">"SAP_subestatus_cliente":"aprobado"</text:p>
      <text:p text:style-name="P4">}'</text:p>
      <text:p text:style-name="P4"/>
      <text:p text:style-name="P4"/>
      <text:p text:style-name="P5">Etructura</text:p>
      <text:p text:style-name="P4"/>
      <text:p text:style-name="P4">"mappings": {</text:p>
      <text:p text:style-name="P4"><text:s text:c="6"/>"renovaciones": {</text:p>
      <text:p text:style-name="P4"><text:s text:c="8"/>"properties": {</text:p>
      <text:p text:style-name="P4"><text:s text:c="10"/>"SAP_estatus_cliente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 text:c="10"/>"SAP_subestatus_cliente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 text:c="10"/>"estatus_cliente": {</text:p>
      <text:p text:style-name="P4"><text:s text:c="12"/>"type": "text",</text:p>
      <text:p text:style-name="P4"><text:soft-page-break/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 text:c="10"/>"estatus_seguimientoCartera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 text:c="10"/>"etapa_cliente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 text:c="10"/>"fecha_cambio_estatus": {</text:p>
      <text:p text:style-name="P4"><text:s text:c="12"/>"type": "date"</text:p>
      <text:p text:style-name="P4"><text:s text:c="10"/>},</text:p>
      <text:p text:style-name="P4"><text:s text:c="10"/>"folio_BPM": {</text:p>
      <text:p text:style-name="P4"><text:s text:c="12"/>"type": "long"</text:p>
      <text:p text:style-name="P4"><text:s text:c="10"/>},</text:p>
      <text:p text:style-name="P4"><text:s text:c="10"/>"folio_movilidad": {</text:p>
      <text:p text:style-name="P4"><text:s text:c="12"/>"type": "long"</text:p>
      <text:p text:style-name="P4"><text:s text:c="10"/>},</text:p>
      <text:p text:style-name="P4"><text:s text:c="10"/>"id_cliente": {</text:p>
      <text:p text:style-name="P4"><text:s text:c="12"/>"type": "long"</text:p>
      <text:p text:style-name="P4"><text:s text:c="10"/>},</text:p>
      <text:p text:style-name="P4"><text:s text:c="10"/>"id_prospeccion": {</text:p>
      <text:p text:style-name="P4"><text:s text:c="12"/>"type": "long"</text:p>
      <text:p text:style-name="P4"><text:s text:c="10"/>},</text:p>
      <text:p text:style-name="P4"><text:s text:c="10"/>"macroproceso_cliente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oft-page-break/><text:s text:c="10"/>"numeroContrato": {</text:p>
      <text:p text:style-name="P4"><text:s text:c="12"/>"type": "long"</text:p>
      <text:p text:style-name="P4"><text:s text:c="10"/>},</text:p>
      <text:p text:style-name="P4"><text:s text:c="10"/>"numero_solicitud": {</text:p>
      <text:p text:style-name="P4"><text:s text:c="12"/>"type": "long"</text:p>
      <text:p text:style-name="P4"><text:s text:c="10"/>},</text:p>
      <text:p text:style-name="P4"><text:s text:c="10"/>"pantalla_cliente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 text:c="10"/>"seguimientoCartera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 text:c="10"/>"subetapa_cliente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</text:p>
      <text:p text:style-name="P4"><text:s text:c="8"/>}</text:p>
      <text:p text:style-name="P4"><text:s text:c="6"/>}</text:p>
      <text:p text:style-name="P4"><text:s text:c="4"/>}</text:p>
      <text:p text:style-name="P2"/>
      <text:p text:style-name="P5">Historia 18: Datos generales del prospecto en todas las pantallas</text:p>
      <text:p text:style-name="P3"/>
      <text:p text:style-name="P8">Datos de trazabilidad</text:p>
      <text:p text:style-name="P4"/>
      <text:p text:style-name="P13">curl --user epvazquez:12345Nmp -XPOST "https://0f015a81ee05196b255efee81a128f42.us-east-1.aws.found.io:9243/_search/template" -H 'Content-Type: application/json' -d'</text:p>
      <text:p text:style-name="P13">{</text:p>
      <text:p text:style-name="P13"><text:s text:c="2"/>"id": "H10_Datos_trazabilidad",</text:p>
      <text:p text:style-name="P13"><text:s text:c="2"/>"params" : {</text:p>
      <text:p text:style-name="P13"><text:s text:c="7"/>"id_Cliente" : 2239,</text:p>
      <text:p text:style-name="P13"><text:s text:c="7"/>"id_Prospeccion":789</text:p>
      <text:p text:style-name="P13"><text:s text:c="3"/>}</text:p>
      <text:p text:style-name="P13"><text:soft-page-break/>}'</text:p>
      <text:p text:style-name="P13"/>
      <text:p text:style-name="P8">Datos cliente</text:p>
      <text:p text:style-name="P4"/>
      <text:p text:style-name="P4">curl -XPOST "https://0f015a81ee05196b255efee81a128f42.us-east-1.aws.found.io:9243/renovacionestopup/_search/template" -H 'Content-Type: application/json' -d'</text:p>
      <text:p text:style-name="P4">{</text:p>
      <text:p text:style-name="P4"><text:s/>"source": {</text:p>
      <text:p text:style-name="P4"><text:s text:c="3"/>"query": {</text:p>
      <text:p text:style-name="P4"><text:s text:c="3"/>"bool": {</text:p>
      <text:p text:style-name="P4"><text:s text:c="5"/>"must": [</text:p>
      <text:p text:style-name="P4"><text:s text:c="7"/>{ "match": { "idCliente":"{{id_Cliente}}"} },</text:p>
      <text:p text:style-name="P4"><text:s text:c="7"/>{ "match": { "idProspeccion":"{{id_Prospeccion}}" } }</text:p>
      <text:p text:style-name="P4"><text:s text:c="5"/>]</text:p>
      <text:p text:style-name="P4"><text:s text:c="3"/>}</text:p>
      <text:p text:style-name="P4"><text:s/>}</text:p>
      <text:p text:style-name="P4">,</text:p>
      <text:p text:style-name="P4"><text:s/>"script_fields": {</text:p>
      <text:p text:style-name="P4"><text:s text:c="3"/>"NombreCompleto": {</text:p>
      <text:p text:style-name="P4"><text:s text:c="5"/>"script": {</text:p>
      <text:p text:style-name="P4"><text:s text:c="7"/>"lang": "painless",</text:p>
      <text:p text:style-name="P4"><text:s text:c="10"/>"source": "doc[\"SAP_nombre_cliente_1.keyword\"].value + \" \" + doc[\"SAP_apellidoPaterno_cliente.keyword\"].value+\" \"+ doc[\"SAP_apellidoMaterno_cliente.keyword\"].value"</text:p>
      <text:p text:style-name="P4"><text:s text:c="5"/>}</text:p>
      <text:p text:style-name="P4"><text:s text:c="3"/>},</text:p>
      <text:p text:style-name="P4"><text:s text:c="3"/>"SAP_estatus_cliente": {</text:p>
      <text:p text:style-name="P4"><text:s text:c="5"/>"script": {</text:p>
      <text:p text:style-name="P4"><text:s text:c="7"/>"lang": "painless",</text:p>
      <text:p text:style-name="P4"><text:s text:c="6"/>"source": "doc[\"SAP_estatus_cliente.keyword\"].value"</text:p>
      <text:p text:style-name="P4"><text:s text:c="5"/>}</text:p>
      <text:p text:style-name="P4"><text:s text:c="3"/>},</text:p>
      <text:p text:style-name="P4"><text:s text:c="3"/>"subProductoOferta": {</text:p>
      <text:p text:style-name="P4"><text:s text:c="5"/>"script": {</text:p>
      <text:p text:style-name="P4"><text:s text:c="7"/>"lang": "painless",</text:p>
      <text:p text:style-name="P4"><text:s text:c="6"/>"source": "doc[\"subProductoOferta.keyword\"].value"</text:p>
      <text:p text:style-name="P4"><text:s text:c="5"/>}</text:p>
      <text:p text:style-name="P4"><text:s text:c="3"/>},</text:p>
      <text:p text:style-name="P4"><text:s text:c="3"/>"Contrato": {</text:p>
      <text:p text:style-name="P4"><text:s text:c="5"/>"script": {</text:p>
      <text:p text:style-name="P4"><text:s text:c="7"/>"lang": "painless",</text:p>
      <text:p text:style-name="P4"><text:s text:c="6"/>"source": "doc[\"contrato\"].value"</text:p>
      <text:p text:style-name="P4"><text:s text:c="5"/>}</text:p>
      <text:p text:style-name="P4"><text:s text:c="3"/>}</text:p>
      <text:p text:style-name="P4"><text:s/>}</text:p>
      <text:p text:style-name="P4">},</text:p>
      <text:p text:style-name="P4"><text:s text:c="3"/>"params" : {</text:p>
      <text:p text:style-name="P4"><text:s text:c="7"/>"id_Cliente" : 2237,</text:p>
      <text:p text:style-name="P4"><text:s text:c="7"/>"id_Prospeccion":789</text:p>
      <text:p text:style-name="P4"><text:soft-page-break/><text:s text:c="3"/>}</text:p>
      <text:p text:style-name="P4">}'</text:p>
      <text:p text:style-name="P3"/>
      <text:p text:style-name="P3"/>
      <text:p text:style-name="P3"/>
      <text:p text:style-name="P5">Historia 19: Linea del tiempo de los prospectos</text:p>
      <text:p text:style-name="P3"/>
      <text:p text:style-name="P4">curl -XPOST "https://0f015a81ee05196b255efee81a128f42.us-east-1.aws.found.io:9243/trazabilidad_cliente/renovaciones/_search/template" -H 'Content-Type: application/json' -d'</text:p>
      <text:p text:style-name="P4">{</text:p>
      <text:p text:style-name="P4"><text:s/>"source": {</text:p>
      <text:p text:style-name="P4"><text:s text:c="3"/>"query": {</text:p>
      <text:p text:style-name="P4"><text:s text:c="3"/>"bool": {</text:p>
      <text:p text:style-name="P4"><text:s text:c="5"/>"must": [</text:p>
      <text:p text:style-name="P4"><text:s text:c="7"/>{ "match": { "id_cliente":"{{id_Cliente}}"} },</text:p>
      <text:p text:style-name="P4"><text:s text:c="7"/>{ "match": { "id_prospeccion":"{{id_Prospeccion}}" } }</text:p>
      <text:p text:style-name="P4"><text:s text:c="5"/>]</text:p>
      <text:p text:style-name="P4"><text:s text:c="3"/>}</text:p>
      <text:p text:style-name="P4"><text:s/>}</text:p>
      <text:p text:style-name="P4">,</text:p>
      <text:p text:style-name="P4"><text:s/>"script_fields": {</text:p>
      <text:p text:style-name="P4"><text:s text:c="3"/>"Id_cliente": {</text:p>
      <text:p text:style-name="P4"><text:s text:c="5"/>"script": {</text:p>
      <text:p text:style-name="P4"><text:s text:c="7"/>"lang": "painless",</text:p>
      <text:p text:style-name="P4"><text:s text:c="6"/>"source": "doc[\"etapa_cliente.keyword\"].value"</text:p>
      <text:p text:style-name="P4"><text:s text:c="5"/>}</text:p>
      <text:p text:style-name="P4"><text:s text:c="3"/>},</text:p>
      <text:p text:style-name="P4"><text:s text:c="3"/>"contrato": {</text:p>
      <text:p text:style-name="P4"><text:s text:c="5"/>"script": {</text:p>
      <text:p text:style-name="P4"><text:s text:c="7"/>"lang": "painless",</text:p>
      <text:p text:style-name="P4"><text:s text:c="6"/>"source": "doc[\"subetapa_cliente.keyword\"].value"</text:p>
      <text:p text:style-name="P4"><text:s text:c="5"/>}</text:p>
      <text:p text:style-name="P4"><text:s text:c="3"/>}</text:p>
      <text:p text:style-name="P4"><text:s/>}</text:p>
      <text:p text:style-name="P4">},</text:p>
      <text:p text:style-name="P4"><text:s text:c="3"/>"params" : {</text:p>
      <text:p text:style-name="P4"><text:s text:c="7"/>"id_Cliente" : 2239,</text:p>
      <text:p text:style-name="P4"><text:s text:c="7"/>"id_Prospeccion":789</text:p>
      <text:p text:style-name="P4"><text:s text:c="3"/>}</text:p>
      <text:p text:style-name="P4">}'</text:p>
      <text:p text:style-name="P10"/>
      <text:p text:style-name="P3"/>
      <text:p text:style-name="P6">Historia 20 Listado de telefonos del prospecto</text:p>
      <text:p text:style-name="P9"/>
      <text:p text:style-name="P9"/>
      <text:p text:style-name="P9">curl -XPOST "https://0f015a81ee05196b255efee81a128f42.us-east-1.aws.found.io:9243/renovacionestopup/prospeccion/_search/template" -H 'Content-Type: application/json' -d'</text:p>
      <text:p text:style-name="P9"><text:soft-page-break/>{</text:p>
      <text:p text:style-name="P9"><text:s/>"source": {</text:p>
      <text:p text:style-name="P9"><text:s text:c="3"/>"query": {</text:p>
      <text:p text:style-name="P9"><text:s text:c="3"/>"bool": {</text:p>
      <text:p text:style-name="P9"><text:s text:c="5"/>"must": [</text:p>
      <text:p text:style-name="P9"><text:s text:c="7"/>{ "match": { "idCliente":"{{id_Cliente}}"} },</text:p>
      <text:p text:style-name="P9"><text:s text:c="7"/>{ "match": { "idProspeccion":"{{id_Prospeccion}}" } }</text:p>
      <text:p text:style-name="P9"><text:s text:c="5"/>]</text:p>
      <text:p text:style-name="P9"><text:s text:c="3"/>}</text:p>
      <text:p text:style-name="P9"><text:s/>}</text:p>
      <text:p text:style-name="P9">,</text:p>
      <text:p text:style-name="P9"><text:s/>"script_fields": {</text:p>
      <text:p text:style-name="P9"><text:s text:c="3"/>"CRM_telefono_1": {</text:p>
      <text:p text:style-name="P9"><text:s text:c="5"/>"script": {</text:p>
      <text:p text:style-name="P9"><text:s text:c="7"/>"lang": "painless",</text:p>
      <text:p text:style-name="P9"><text:s text:c="6"/>"source": "doc[\"CRM_telefono_1.keyword\"].value"</text:p>
      <text:p text:style-name="P9"><text:s text:c="5"/>}</text:p>
      <text:p text:style-name="P9"><text:s text:c="3"/>},</text:p>
      <text:p text:style-name="P9"><text:s text:c="3"/>"CRM_tipoTelefono_1": {</text:p>
      <text:p text:style-name="P9"><text:s text:c="5"/>"script": {</text:p>
      <text:p text:style-name="P9"><text:s text:c="7"/>"lang": "painless",</text:p>
      <text:p text:style-name="P9"><text:s text:c="6"/>"source": "doc[\"CRM_tipoTelefono_1.keyword\"].value"</text:p>
      <text:p text:style-name="P9"><text:s text:c="5"/>}</text:p>
      <text:p text:style-name="P9"><text:s text:c="3"/>},</text:p>
      <text:p text:style-name="P9"><text:s text:c="3"/>"CRM_tipoContacto_telefono_1": {</text:p>
      <text:p text:style-name="P9"><text:s text:c="5"/>"script": {</text:p>
      <text:p text:style-name="P9"><text:s text:c="7"/>"lang": "painless",</text:p>
      <text:p text:style-name="P9"><text:s text:c="6"/>"source": "doc[\"CRM_tipoContacto_telefono_1.keyword\"].value"</text:p>
      <text:p text:style-name="P9"><text:s text:c="5"/>}</text:p>
      <text:p text:style-name="P9"><text:s text:c="3"/>},</text:p>
      <text:p text:style-name="P9"><text:s text:c="3"/>"Etiqueta_Tel1": {</text:p>
      <text:p text:style-name="P9"><text:s text:c="5"/>"script": {</text:p>
      <text:p text:style-name="P9"><text:s text:c="7"/>"lang": "painless",</text:p>
      <text:p text:style-name="P9"><text:s text:c="6"/>"source": "doc[\"CRM_descripcionContacto_telefono_1.keyword\"].value"</text:p>
      <text:p text:style-name="P9"><text:s text:c="5"/>}</text:p>
      <text:p text:style-name="P9"><text:s text:c="3"/>},</text:p>
      <text:p text:style-name="P9"><text:s text:c="3"/>"CRM_telefono_2": {</text:p>
      <text:p text:style-name="P9"><text:s text:c="5"/>"script": {</text:p>
      <text:p text:style-name="P9"><text:s text:c="7"/>"lang": "painless",</text:p>
      <text:p text:style-name="P9"><text:s text:c="6"/>"source": "doc[\"CRM_telefono_2.keyword\"].value"</text:p>
      <text:p text:style-name="P9"><text:s text:c="5"/>}</text:p>
      <text:p text:style-name="P9"><text:s text:c="3"/>},</text:p>
      <text:p text:style-name="P9"><text:s text:c="4"/>"CRM_tipoTelefono_2": {</text:p>
      <text:p text:style-name="P9"><text:s text:c="5"/>"script": {</text:p>
      <text:p text:style-name="P9"><text:s text:c="7"/>"lang": "painless",</text:p>
      <text:p text:style-name="P9"><text:s text:c="6"/>"source": "doc[\"CRM_tipoTelefono_2.keyword\"].value"</text:p>
      <text:p text:style-name="P9"><text:s text:c="5"/>}</text:p>
      <text:p text:style-name="P9"><text:s text:c="3"/>},</text:p>
      <text:p text:style-name="P9"><text:s text:c="3"/>"CRM_tipoContacto_telefono_2": {</text:p>
      <text:p text:style-name="P9"><text:soft-page-break/><text:s text:c="5"/>"script": {</text:p>
      <text:p text:style-name="P9"><text:s text:c="7"/>"lang": "painless",</text:p>
      <text:p text:style-name="P9"><text:s text:c="6"/>"source": "doc[\"CRM_tipoContacto_telefono_2.keyword\"].value"</text:p>
      <text:p text:style-name="P9"><text:s text:c="5"/>}</text:p>
      <text:p text:style-name="P9"><text:s text:c="3"/>},</text:p>
      <text:p text:style-name="P9"><text:s text:c="3"/>"Etiqueta_Tel2": {</text:p>
      <text:p text:style-name="P9"><text:s text:c="5"/>"script": {</text:p>
      <text:p text:style-name="P9"><text:s text:c="7"/>"lang": "painless",</text:p>
      <text:p text:style-name="P9"><text:s text:c="6"/>"source": "doc[\"CRM_descripcionContacto_telefono_2.keyword\"].value"</text:p>
      <text:p text:style-name="P9"><text:s text:c="5"/>}</text:p>
      <text:p text:style-name="P9"><text:s text:c="3"/>},</text:p>
      <text:p text:style-name="P9"><text:s text:c="3"/>"CRM_telefono_3": {</text:p>
      <text:p text:style-name="P9"><text:s text:c="5"/>"script": {</text:p>
      <text:p text:style-name="P9"><text:s text:c="7"/>"lang": "painless",</text:p>
      <text:p text:style-name="P9"><text:s text:c="6"/>"source": "doc[\"CRM_telefono_3.keyword\"].value"</text:p>
      <text:p text:style-name="P9"><text:s text:c="5"/>}</text:p>
      <text:p text:style-name="P9"><text:s text:c="3"/>},</text:p>
      <text:p text:style-name="P9"><text:s text:c="4"/>"CRM_tipoTelefono_3": {</text:p>
      <text:p text:style-name="P9"><text:s text:c="5"/>"script": {</text:p>
      <text:p text:style-name="P9"><text:s text:c="7"/>"lang": "painless",</text:p>
      <text:p text:style-name="P9"><text:s text:c="6"/>"source": "doc[\"CRM_tipoTelefono_3.keyword\"].value"</text:p>
      <text:p text:style-name="P9"><text:s text:c="5"/>}</text:p>
      <text:p text:style-name="P9"><text:s text:c="3"/>},</text:p>
      <text:p text:style-name="P9"><text:s text:c="3"/>"CRM_tipoContacto_telefono_3": {</text:p>
      <text:p text:style-name="P9"><text:s text:c="5"/>"script": {</text:p>
      <text:p text:style-name="P9"><text:s text:c="7"/>"lang": "painless",</text:p>
      <text:p text:style-name="P9"><text:s text:c="6"/>"source": "doc[\"CRM_tipoContacto_telefono_3.keyword\"].value"</text:p>
      <text:p text:style-name="P9"><text:s text:c="5"/>}</text:p>
      <text:p text:style-name="P9"><text:s text:c="3"/>},</text:p>
      <text:p text:style-name="P9"><text:s text:c="3"/>"Etiqueta_Tel3": {</text:p>
      <text:p text:style-name="P9"><text:s text:c="5"/>"script": {</text:p>
      <text:p text:style-name="P9"><text:s text:c="7"/>"lang": "painless",</text:p>
      <text:p text:style-name="P9"><text:s text:c="6"/>"source": "doc[\"CRM_descripcionContacto_telefono_3.keyword\"].value"</text:p>
      <text:p text:style-name="P9"><text:s text:c="5"/>}</text:p>
      <text:p text:style-name="P9"><text:s text:c="3"/>},</text:p>
      <text:p text:style-name="P9"><text:s text:c="3"/>"CRM_telefono_4": {</text:p>
      <text:p text:style-name="P9"><text:s text:c="5"/>"script": {</text:p>
      <text:p text:style-name="P9"><text:s text:c="7"/>"lang": "painless",</text:p>
      <text:p text:style-name="P9"><text:s text:c="6"/>"source": "doc[\"CRM_telefono_4.keyword\"].value"</text:p>
      <text:p text:style-name="P9"><text:s text:c="5"/>}</text:p>
      <text:p text:style-name="P9"><text:s text:c="3"/>},</text:p>
      <text:p text:style-name="P9"><text:s text:c="4"/>"CRM_tipoTelefono_4": {</text:p>
      <text:p text:style-name="P9"><text:s text:c="5"/>"script": {</text:p>
      <text:p text:style-name="P9"><text:s text:c="7"/>"lang": "painless",</text:p>
      <text:p text:style-name="P9"><text:s text:c="6"/>"source": "doc[\"CRM_tipoTelefono_4.keyword\"].value"</text:p>
      <text:p text:style-name="P9"><text:s text:c="5"/>}</text:p>
      <text:p text:style-name="P9"><text:s text:c="3"/>},</text:p>
      <text:p text:style-name="P9"><text:s text:c="3"/>"CRM_tipoContacto_telefono_4": {</text:p>
      <text:p text:style-name="P9"><text:s text:c="5"/>"script": {</text:p>
      <text:p text:style-name="P9"><text:soft-page-break/><text:s text:c="7"/>"lang": "painless",</text:p>
      <text:p text:style-name="P9"><text:s text:c="6"/>"source": "doc[\"CRM_tipoContacto_telefono_4.keyword\"].value"</text:p>
      <text:p text:style-name="P9"><text:s text:c="5"/>}</text:p>
      <text:p text:style-name="P9"><text:s text:c="3"/>},</text:p>
      <text:p text:style-name="P9"><text:s text:c="3"/>"Etiqueta_Tel4": {</text:p>
      <text:p text:style-name="P9"><text:s text:c="5"/>"script": {</text:p>
      <text:p text:style-name="P9"><text:s text:c="7"/>"lang": "painless",</text:p>
      <text:p text:style-name="P9"><text:s text:c="6"/>"source": "doc[\"CRM_descripcionContacto_telefono_4.keyword\"].value"</text:p>
      <text:p text:style-name="P9"><text:s text:c="5"/>}</text:p>
      <text:p text:style-name="P9"><text:s text:c="3"/>}</text:p>
      <text:p text:style-name="P9"><text:s/>}</text:p>
      <text:p text:style-name="P9">},</text:p>
      <text:p text:style-name="P9"/>
      <text:p text:style-name="P9"><text:s text:c="3"/>"params" : {</text:p>
      <text:p text:style-name="P9"><text:s text:c="7"/>"id_Cliente" : 2237,</text:p>
      <text:p text:style-name="P9"><text:s text:c="7"/>"id_Prospeccion":789</text:p>
      <text:p text:style-name="P9"><text:s text:c="3"/>}</text:p>
      <text:p text:style-name="P9">}'</text:p>
      <text:p text:style-name="P3"/>
      <text:p text:style-name="P3"/>
      <text:p text:style-name="P3"/>
      <text:p text:style-name="P3"><text:tab/></text:p>
      <text:p text:style-name="P7">Actuallización estados del proceso del cliente</text:p>
      <text:p text:style-name="P7"/>
      <text:p text:style-name="P11">curl -XPOST "https://0f015a81ee05196b255efee81a128f42.us-east-1.aws.found.io:9243/trazabilidad_cliente/renovaciones/_update_by_query/" -H 'Content-Type: application/json' -d'</text:p>
      <text:p text:style-name="P11">{</text:p>
      <text:p text:style-name="P11"><text:s/>"script": {</text:p>
      <text:p text:style-name="P11"><text:s text:c="2"/>"source": "ctx._source.etapa_cliente = params.etapa_cliente; ctx._source.subetapa_cliente = params.subetapa_cliente; ctx._source.estatus_cliente = params.estatus_cliente; ctx._source.folio_BPM = params.folio_BPM; ctx._source.fecha_cambio_estatus = params.fecha_cambio_estatus; ctx._source.macroproceso_cliente = params.macroproceso_cliente; ctx._source.pantalla_cliente = params.pantalla_cliente",</text:p>
      <text:p text:style-name="P11"><text:s text:c="7"/>"lang": "painless",</text:p>
      <text:p text:style-name="P11"><text:s text:c="7"/>"params" : {</text:p>
      <text:p text:style-name="P11"><text:s text:c="11"/>"etapa_cliente" : "12",</text:p>
      <text:p text:style-name="P11"><text:s text:c="11"/>"subetapa_cliente":"11",</text:p>
      <text:p text:style-name="P11"><text:s text:c="11"/>"estatus_cliente":"value1",</text:p>
      <text:p text:style-name="P11"><text:s text:c="11"/>"folio_BPM": 5,</text:p>
      <text:p text:style-name="P11"><text:s text:c="11"/>"fecha_cambio_estatus": "2019-05-03T13:42:20.760",</text:p>
      <text:p text:style-name="P11"><text:s text:c="11"/>"macroproceso_cliente": "Promocion8",</text:p>
      <text:p text:style-name="P11"><text:s text:c="11"/>"pantalla_cliente": "Pre Gestion"</text:p>
      <text:p text:style-name="P11"><text:s text:c="7"/>}</text:p>
      <text:p text:style-name="P11"><text:s/>},</text:p>
      <text:p text:style-name="P11"><text:s/>"query": {</text:p>
      <text:p text:style-name="P11"><text:s text:c="3"/>"bool": {</text:p>
      <text:p text:style-name="P11"><text:s text:c="5"/>"must": [</text:p>
      <text:p text:style-name="P11"><text:s text:c="7"/>{ "match": { "id_cliente":"2237"} },</text:p>
      <text:p text:style-name="P11"><text:soft-page-break/><text:s text:c="7"/>{ "match": { "id_prospeccion":"789" } }</text:p>
      <text:p text:style-name="P11"><text:s text:c="5"/>]</text:p>
      <text:p text:style-name="P11"><text:s text:c="3"/>}</text:p>
      <text:p text:style-name="P11"><text:s/>}</text:p>
      <text:p text:style-name="P11">}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0:11:29.047818543</meta:creation-date>
    <dc:date>2018-05-10T12:34:53.739423143</dc:date>
    <meta:editing-duration>P1DT2H54M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9" meta:paragraph-count="360" meta:word-count="708" meta:character-count="9305" meta:non-whitespace-character-count="6684"/>
  </office:meta>
</office:document-meta>
</file>